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t 1</text:p>
      <text:p text:style-name="P3">Bra</text:p>
      <text:p text:style-name="Standard">Nedbrytningen i små steg. Underlättade:</text:p>
      <text:list xml:id="list4529621021686709119" text:style-name="L1">
        <text:list-item>
          <text:p text:style-name="P1">tidsuppskattning som stämde ganska bra</text:p>
        </text:list-item>
        <text:list-item>
          <text:p text:style-name="P1">planering av arbete och tiden för att bestämma vad man ska göra härnäst när något är klart.</text:p>
        </text:list-item>
        <text:list-item>
          <text:p text:style-name="P1">varje del kan acceptanstestas</text:p>
        </text:list-item>
      </text:list>
      <text:p text:style-name="Standard"/>
      <text:p text:style-name="P3">Förbättringar</text:p>
      <text:p text:style-name="Standard">Plan för hur testning ska planeras/integreras. Nu testar jag efterhand genom att stegen är delar som kan acceptanstestas genom att de är genomförda och fungerar. Okej?</text:p>
      <text:p text:style-name="Standard"/>
      <text:p text:style-name="Standard">Tydligare formuleringar/definitioner i vissa fall. Jag började fundera på vad som krävdes för att uppfylla att bakgrundsbilder ska vara "valbara". Jag tolkade det som att de skulle ligga i a-taggar så att man kan klicka på dem och tabba mellan dem. Vore man fler kunde man tolkat olika och gjort olika saker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8M52S</meta:editing-duration>
    <meta:editing-cycles>6</meta:editing-cycles>
    <meta:generator>OpenOffice/4.0.0$Win32 OpenOffice.org_project/400m3$Build-9702</meta:generator>
    <dc:date>2014-01-03T12:29:25</dc:date>
    <dc:creator>Lotta Onsö</dc:creator>
    <meta:document-statistic meta:table-count="0" meta:image-count="0" meta:object-count="0" meta:page-count="1" meta:paragraph-count="9" meta:word-count="113" meta:character-count="696"/>
    <meta:user-defined meta:name="Info 1"/>
    <meta:user-defined meta:name="Info 2"/>
    <meta:user-defined meta:name="Info 3"/>
    <meta:user-defined meta:name="Info 4"/>
  </office:meta>
</office:document-meta>
</file>